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7e0021" draw:marker-start-width="0.35cm" draw:marker-end-width="0.35cm" draw:fill="none" draw:textarea-horizontal-align="justify" draw:textarea-vertical-align="middle" draw:auto-grow-height="false" fo:min-height="1.348cm" fo:min-width="2.3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2.05cm" fo:min-width="4.2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cm" svg:height="2.4cm" svg:x="0.2cm" svg:y="4.1cm">
          <text:p text:style-name="P1">Re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2.4cm" svg:x="6cm" svg:y="4.1cm">
          <text:p text:style-name="P1">Execu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cm" svg:height="2.4cm" svg:x="12.6cm" svg:y="4.1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cm" svg:height="2.4cm" svg:x="6.3cm" svg:y="0.3cm">
          <text:p text:style-name="P1">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4cm" svg:y1="5.3cm" svg:x2="5.9cm" svg:y2="5.3cm">
          <text:p/>
        </draw:line>
        <draw:line draw:style-name="gr3" draw:text-style-name="P2" draw:layer="layout" svg:x1="10.925cm" svg:y1="5.3cm" svg:x2="12.425cm" svg:y2="5.3cm">
          <text:p/>
        </draw:line>
        <draw:line draw:style-name="gr3" draw:text-style-name="P2" draw:layer="layout" svg:x1="8.3cm" svg:y1="2.8cm" svg:x2="8.3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9-15T12:02:27.497449958</meta:creation-date>
    <dc:date>2016-09-15T12:12:49.545682164</dc:date>
    <dc:creator>Nils Hempelmann</dc:creator>
    <meta:editing-duration>PT10M22S</meta:editing-duration>
    <meta:editing-cycles>1</meta:editing-cycles>
    <meta:document-statistic meta:object-count="7"/>
    <meta:generator>LibreOffice/4.4.7.2$Linux_X86_64 LibreOffice_project/40$Build-2</meta:generator>
  </office:meta>
</office:document-meta>
</file>